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Heading2" style:family="paragraph">
      <style:paragraph-properties fo:break-before="page"/>
    </style:style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</office:automatic-styles>
  <office:body>
    <office:text text:use-soft-page-breaks="true">
      <text:h text:style-name="P1" text:outline-level="1">Lab Report: <text:s/>Descriptive Statistics</text:h>
      <text:p text:style-name="Normal">Name(s):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outlier</text:p>
        </text:list-item>
        <text:list-item>
          <text:p text:style-name="P4">median</text:p>
        </text:list-item>
        <text:list-item>
          <text:p text:style-name="P5">quartile</text:p>
        </text:list-item>
        <text:list-item>
          <text:p text:style-name="P6">percentile</text:p>
        </text:list-item>
        <text:list-item>
          <text:p text:style-name="P7">interquartile range</text:p>
        </text:list-item>
        <text:list-item>
          <text:p text:style-name="P8">mean</text:p>
        </text:list-item>
        <text:list-item>
          <text:p text:style-name="P9">mode</text:p>
        </text:list-item>
        <text:list-item>
          <text:p text:style-name="P10">skewness</text:p>
        </text:list-item>
        <text:list-item>
          <text:p text:style-name="P11">standard deviation</text:p>
        </text:list-item>
      </text:list>
      <text:h text:style-name="Heading2" text:outline-level="2">Graphs</text:h>
      <text:p text:style-name="Normal">Copy/paste<text:s/>the<text:s/>graphs<text:s/>generated by Statcato below:</text:p>
      <text:h text:style-name="Heading3" text:outline-level="3">Stem-and-Leaf Plot</text:h>
      <text:p text:style-name="Normal"/>
      <text:h text:style-name="Heading3" text:outline-level="3">Histogram</text:h>
      <text:p text:style-name="Normal"/>
      <text:h text:style-name="Heading3" text:outline-level="3">Box Plot</text:h>
      <text:p text:style-name="Normal"/>
      <text:h text:style-name="Heading3" text:outline-level="3">Pie Chart</text:h>
      <text:p text:style-name="Normal"/>
      <text:h text:style-name="Heading2" text:outline-level="2">Descriptive Statistics</text:h>
      <text:p text:style-name="Normal"/>
      <text:soft-page-break/>
      <text:h text:style-name="P12" text:outline-level="2">Discussion</text:h>
      <text:list text:style-name="LFO7" text:continue-numbering="true">
        <text:list-item>
          <text:p text:style-name="P13"><text:s text:c="2"/></text:p>
        </text:list-item>
        <text:list-item>
          <text:p text:style-name="P14"><text:s/><text:s/></text:p>
        </text:list-item>
        <text:list-item>
          <text:p text:style-name="P15"><text:s/></text:p>
        </text:list-item>
        <text:list-item>
          <text:p text:style-name="P16"><text:s/></text:p>
        </text:list-item>
        <text:list-item>
          <text:p text:style-name="P17"><text:s/></text:p>
        </text:list-item>
        <text:list-item>
          <text:p text:style-name="P18"><text:s/></text:p>
        </text:list-item>
        <text:list-item>
          <text:p text:style-name="P19"><text:s/></text:p>
        </text:list-item>
        <text:list-item>
          <text:p text:style-name="P20"/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<text:s/>©<text:s/>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3:00Z</meta:creation-date>
    <dc:date>2010-06-24T22:23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53" meta:character-count="360" meta:row-count="2" meta:non-whitespace-character-count="308"/>
  </office:meta>
</office:document-meta>
</file>